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sans-serif" svg:font-family="sans-serif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 style:list-style-name="L15">
      <style:paragraph-properties fo:margin-top="0in" fo:margin-bottom="0in" loext:contextual-spacing="false" fo:text-align="start" style:justify-single-word="false" style:writing-mode="lr-tb"/>
    </style:style>
    <style:style style:name="P4" style:family="paragraph" style:parent-style-name="Text_20_body" style:list-style-name="L15">
      <style:paragraph-properties fo:margin-top="0in" fo:margin-bottom="0in" loext:contextual-spacing="false" style:writing-mode="lr-tb"/>
      <style:text-properties fo:font-weight="normal" officeooo:paragraph-rsid="0643c96c" style:font-weight-asian="normal" style:font-weight-complex="normal"/>
    </style:style>
    <style:style style:name="P5" style:family="paragraph" style:parent-style-name="Text_20_body" style:list-style-name="L15">
      <style:paragraph-properties fo:line-height="100%" fo:text-align="start" style:justify-single-word="false" style:writing-mode="lr-tb"/>
      <style:text-properties officeooo:paragraph-rsid="063a29bd"/>
    </style:style>
    <style:style style:name="P6" style:family="paragraph" style:parent-style-name="Text_20_body" style:list-style-name="L15">
      <style:paragraph-properties fo:text-align="start" style:justify-single-word="false" style:writing-mode="lr-tb"/>
      <style:text-properties officeooo:paragraph-rsid="0643c96c"/>
    </style:style>
    <style:style style:name="P7" style:family="paragraph" style:parent-style-name="Heading_20_1">
      <style:paragraph-properties fo:line-height="100%"/>
      <style:text-properties fo:font-weight="normal" officeooo:rsid="063a29bd" officeooo:paragraph-rsid="063a29bd" style:font-weight-asian="normal" style:font-weight-complex="normal"/>
    </style:style>
    <style:style style:name="P8" style:family="paragraph" style:parent-style-name="Heading_20_3" style:list-style-name="L15">
      <style:paragraph-properties fo:line-height="100%" fo:text-align="start" style:justify-single-word="false" style:writing-mode="lr-tb"/>
      <style:text-properties officeooo:paragraph-rsid="063a29bd"/>
    </style:style>
    <style:style style:name="P9" style:family="paragraph" style:parent-style-name="Heading_20_3" style:list-style-name="L15">
      <style:paragraph-properties fo:line-height="100%" fo:text-align="start" style:justify-single-word="false" style:writing-mode="lr-tb"/>
      <style:text-properties officeooo:paragraph-rsid="064270c8"/>
    </style:style>
    <style:style style:name="P10" style:family="paragraph" style:parent-style-name="Heading_20_2">
      <style:text-properties fo:font-weight="normal" style:font-weight-asian="normal" style:font-weight-complex="normal"/>
    </style:style>
    <style:style style:name="P11" style:family="paragraph" style:parent-style-name="Heading_20_2" style:list-style-name="L15">
      <style:paragraph-properties fo:line-height="100%" fo:text-align="start" style:justify-single-word="false" style:writing-mode="lr-tb"/>
      <style:text-properties style:font-name="David CLM" officeooo:rsid="068d6010" officeooo:paragraph-rsid="063a29bd" style:font-name-complex="David CLM"/>
    </style:style>
    <style:style style:name="T1" style:family="text">
      <style:text-properties style:font-name="Times New Roman" fo:font-style="normal" officeooo:rsid="063a29bd" style:font-style-asian="normal" style:font-name-complex="Times New Roman" style:font-style-complex="normal"/>
    </style:style>
    <style:style style:name="T2" style:family="text">
      <style:text-properties style:font-name="Times New Roman" fo:font-style="normal" fo:font-weight="bold" officeooo:rsid="063a29bd" style:font-style-asian="normal" style:font-name-complex="Times New Roman" style:font-style-complex="normal"/>
    </style:style>
    <style:style style:name="T3" style:family="text">
      <style:text-properties style:font-name="Times New Roman" fo:font-style="normal" fo:font-weight="bold" officeooo:rsid="063a29bd" style:font-style-asian="normal" style:font-weight-asian="bold" style:font-name-complex="Times New Roman" style:font-style-complex="normal" style:font-weight-complex="bold"/>
    </style:style>
    <style:style style:name="T4" style:family="text">
      <style:text-properties style:font-name="Times New Roman" fo:font-style="normal" fo:font-weight="normal" officeooo:rsid="063a29bd" style:font-style-asian="normal" style:font-weight-asian="normal" style:font-name-complex="Times New Roman" style:font-style-complex="normal" style:font-weight-complex="normal"/>
    </style:style>
    <style:style style:name="T5" style:family="text">
      <style:text-properties style:font-name="Times New Roman" fo:font-weight="normal" officeooo:rsid="063a29bd" style:font-weight-asian="normal" style:font-name-complex="Times New Roman" style:font-weight-complex="normal"/>
    </style:style>
    <style:style style:name="T6" style:family="text">
      <style:text-properties style:font-name="Times New Roman" officeooo:rsid="063a29bd" style:font-name-complex="Times New Roman"/>
    </style:style>
    <style:style style:name="T7" style:family="text">
      <style:text-properties style:font-name="Times New Roman" fo:font-weight="bold" officeooo:rsid="063a29bd" style:font-weight-asian="bold" style:font-name-complex="Times New Roman" style:font-weight-complex="bold"/>
    </style:style>
    <style:style style:name="T8" style:family="text">
      <style:text-properties fo:font-weight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64124a3" style:font-weight-asian="bold" style:font-weight-complex="bold"/>
    </style:style>
    <style:style style:name="T11" style:family="text">
      <style:text-properties fo:font-weight="bold" style:font-weight-asian="normal" style:font-weight-complex="normal"/>
    </style:style>
    <style:style style:name="T12" style:family="text">
      <style:text-properties style:font-name="sans-serif" fo:font-size="4.25pt"/>
    </style:style>
    <style:style style:name="T13" style:family="text">
      <style:text-properties officeooo:rsid="064124a3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64124a3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תקציב השתתפותי</text:h>
      <text:p text:style-name="P10">מאמרים להרחבה ולמטלת רשות</text:p>
      <text:list xml:id="list1311304938" text:style-name="L15">
        <text:list-item>
          <text:p text:style-name="P5"><text:bookmark text:name="cite_note-:3-1"/><text:span text:style-name="Citation"><text:span text:style-name="T5">Ashish Goel, Anilesh K. Krishnaswamy, Sukolsak Sakshuwong and Tanja Aitamurto (2016). </text:span></text:span><text:a xlink:type="simple" xlink:href="https://pdfs.semanticscholar.org/c7fe/c96fee48f23bec735c376946f5d0a814377e.pdf" text:style-name="Internet_20_link" text:visited-style-name="Visited_20_Internet_20_Link"><text:span text:style-name="Citation"><text:span text:style-name="T5">"Knapsack Voting: Voting mechanisms for Participatory Budgeting"</text:span></text:span></text:a><text:span text:style-name="Citation"><text:span text:style-name="T5"> (PDF).</text:span></text:span><text:span text:style-name="Citation"><text:span text:style-name="T4"> </text:span></text:span></text:p>
        </text:list-item>
        <text:list-item>
          <text:p text:style-name="P3"><text:bookmark text:name="cite_note-2"/><text:span text:style-name="Citation"><text:span text:style-name="T14">Aziz, Haris; Bogomolnaia, Anna; Moulin, Hervé (2017). </text:span></text:span><text:a xlink:type="simple" xlink:href="https://arxiv.org/abs/1712.02542" text:style-name="Internet_20_link" text:visited-style-name="Visited_20_Internet_20_Link"><text:span text:style-name="Citation"><text:span text:style-name="T14">"Fair mixing: the case of dichotomous preferences"</text:span></text:span></text:a><text:span text:style-name="Citation"><text:span text:style-name="T14">. Working paper.</text:span></text:span><text:span text:style-name="T14"> </text:span></text:p>
        </text:list-item>
        <text:list-item>
          <text:p text:style-name="P3"><text:bookmark text:name="cite_note-:0-3"/><text:span text:style-name="Citation"><text:span text:style-name="T14">Haris Aziz, Barton E. Lee and Nimrod Talmon (2017). </text:span></text:span><text:a xlink:type="simple" xlink:href="http://ifaamas.org/Proceedings/aamas2018/pdfs/p23.pdf" text:style-name="Internet_20_link" text:visited-style-name="Visited_20_Internet_20_Link"><text:span text:style-name="Citation"><text:span text:style-name="T14">"Proportionally Representative Participatory Budgeting: Axioms and Algorithms"</text:span></text:span></text:a><text:span text:style-name="Citation"><text:span text:style-name="T14"> (PDF). <text:s/>AAMAS 2018.</text:span></text:span></text:p>
        </text:list-item>
        <text:list-item>
          <text:p text:style-name="P3"><text:bookmark text:name="cite_note-4"/><text:span text:style-name="Citation"><text:span text:style-name="T14">Gerdus Benade and Swaprava Nath and Ariel D. Procaccia and Nisarg Shah (2017). </text:span></text:span><text:a xlink:type="simple" xlink:href="http://procaccia.info/papers/pb.aaai17.pdf" text:style-name="Internet_20_link" text:visited-style-name="Visited_20_Internet_20_Link"><text:span text:style-name="Citation"><text:span text:style-name="T14">"Preference Elicitation for Participatory Budgeting"</text:span></text:span></text:a><text:span text:style-name="Citation"><text:span text:style-name="T14"> (PDF). Proceedings of AAAI 2017.</text:span></text:span><text:span text:style-name="T14"> </text:span></text:p>
        </text:list-item>
        <text:list-item>
          <text:p text:style-name="P3"><text:bookmark text:name="cite_note-5"/><text:span text:style-name="Citation"><text:span text:style-name="T14">Shapiro, Ehud; Talmon, Nimrod (2017-09-18). </text:span></text:span><text:a xlink:type="simple" xlink:href="http://arxiv.org/abs/1709.05839" text:style-name="Internet_20_link" text:visited-style-name="Visited_20_Internet_20_Link"><text:span text:style-name="Citation"><text:span text:style-name="T14">"A Participatory Democratic Budgeting Algorithm"</text:span></text:span></text:a><text:span text:style-name="Citation"><text:span text:style-name="T14">. arXiv:1709.05839 [cs].</text:span></text:span><text:span text:style-name="T14"> </text:span></text:p>
        </text:list-item>
        <text:list-item>
          <text:p text:style-name="P6"><text:bookmark text:name="cite_note-6"/><text:span text:style-name="Citation"><text:span text:style-name="T14">Florian Brandl, Felix Brandt, Dominik Peters, Christian Stricker, Warut Suksompong (2019). </text:span></text:span><text:a xlink:type="simple" xlink:href="http://dss.in.tum.de/files/brandt-research/donate.pdf" text:style-name="Internet_20_link" text:visited-style-name="Visited_20_Internet_20_Link"><text:span text:style-name="Citation"><text:span text:style-name="T14">"Donor Coordination: Collective Distribution of Individual Contributions"</text:span></text:span></text:a><text:span text:style-name="Citation"><text:span text:style-name="T14"> (PDF). Working paper.</text:span></text:span><text:span text:style-name="T14"> </text:span></text:p>
        </text:list-item>
        <text:list-item>
          <text:p text:style-name="P6"><text:bookmark text:name="Pt_q3w2qqTsJ"/><text:a xlink:type="simple" xlink:href="https://www.aaai.org/ojs/index.php/AAAI/article/view/4022" text:style-name="Internet_20_link" text:visited-style-name="Visited_20_Internet_20_Link"><text:span text:style-name="Citation"><text:span text:style-name="T4">Fair knapsack,</text:span></text:span></text:a><text:span text:style-name="Citation"><text:span text:style-name="T4"> </text:span></text:span><text:span text:style-name="T14">T Fluschnik, P Skowron, M Triphaus, K Wilker - Proceedings of the AAAI 2019‏ - aaai.org</text:span></text:p>
        </text:list-item>
        <text:list-item>
          <text:p text:style-name="P6"><text:bookmark text:name="oCVlBQG0IcMJ"/><text:a xlink:type="simple" xlink:href="https://www.aaai.org/ojs/index.php/AAAI/article/view/4052" text:style-name="Internet_20_link" text:visited-style-name="Visited_20_Internet_20_Link"><text:span text:style-name="T14">A framework for approval-based budgeting methods‏</text:span></text:a></text:p>
        </text:list-item>
        <text:list-item>
          <text:p text:style-name="P4">N Talmon, P Faliszewski - Proceedings of AAAI 2019‏ - aaai.org</text:p>
        </text:list-item>
        <text:list-item>
          <text:p text:style-name="P8"><text:bookmark text:name="diIuZzWB8d0J"/><text:a xlink:type="simple" xlink:href="https://dl.acm.org/citation.cfm?id=3340230" text:style-name="Internet_20_link" text:visited-style-name="Visited_20_Internet_20_Link"><text:span text:style-name="Citation"><text:span text:style-name="T4">Knapsack voting for participatory budgeting </text:span></text:span></text:a><text:span text:style-name="T4"><text:s/></text:span><text:span text:style-name="T14">A Goel, AK Krishnaswamy, S Sakshuwong <text:s/>ACM Transactions, 2019‏ - dl.acm.org‏</text:span></text:p>
        </text:list-item>
        <text:list-item>
          <text:p text:style-name="P9"><text:span text:style-name="Citation"><text:span text:style-name="T4"><text:s/></text:span></text:span><text:bookmark text:name="wyXNYukc2JcJ"/><text:a xlink:type="simple" xlink:href="https://www.ijcai.org/proceedings/2019/0002.pdf" text:style-name="Internet_20_link" text:visited-style-name="Visited_20_Internet_20_Link"><text:span text:style-name="Citation"><text:span text:style-name="T4">Portioning Using Ordinal Preferences: Fairness and Efficiency </text:span></text:span></text:a><text:span text:style-name="Citation"><text:span text:style-name="T4"><text:s/></text:span></text:span><text:span text:style-name="T14">S Airiau, H Aziz, I Caragiannis, J Kruger, J Lang, </text:span><text:span text:style-name="T15">Dominik Peters</text:span><text:span text:style-name="T14">,  - Proceedings of </text:span><text:span text:style-name="T15">IJCAI</text:span><text:span text:style-name="T14"> 2019‏ - ijcai.org</text:span></text:p>
        </text:list-item>
        <text:list-item>
          <text:p text:style-name="P9"><text:bookmark text:name="P-8mDvXrCusJ"/><text:a xlink:type="simple" xlink:href="https://arxiv.org/abs/1905.00457" text:style-name="Internet_20_link" text:visited-style-name="Visited_20_Internet_20_Link"><text:span text:style-name="T14">Truthful Aggregation of Budget Proposals</text:span></text:a><text:span text:style-name="T14"> R Freeman, DM Pennock, D Peters… - arXiv preprint <text:s/>2019‏ - arxiv.org‏‏</text:span></text:p>
          <text:p text:style-name="P11"><text:span text:style-name="Citation"><text:span text:style-name="T4"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sans-serif" svg:font-family="sans-serif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1.2$Windows_X86_64 LibreOffice_project/5d19a1bfa650b796764388cd8b33a5af1f5baa1b</meta:generator>
    <dc:date>2019-10-28T10:06:22.340000000</dc:date>
    <meta:editing-duration>P11DT20H3M45S</meta:editing-duration>
    <meta:editing-cycles>1426</meta:editing-cycles>
    <meta:document-statistic meta:table-count="0" meta:image-count="0" meta:object-count="0" meta:page-count="1" meta:paragraph-count="16" meta:word-count="238" meta:character-count="1603" meta:non-whitespace-character-count="1390"/>
  </office:meta>
</office:document-meta>
</file>